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CglibConfiguration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CglibConfiguration.ConfigurableCglibConfiguration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